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c9268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officeooo:rsid="001c92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25. Bitwise XOR of All Pairings</text:h>
      <text:p text:style-name="P5">You are given two <text:span text:style-name="Strong_20_Emphasis"><text:span text:style-name="T1">0-indexed</text:span></text:span> arrays, <text:span text:style-name="Source_20_Text"><text:span text:style-name="T2">nums1</text:span></text:span> and <text:span text:style-name="Source_20_Text"><text:span text:style-name="T2">nums2</text:span></text:span>, consisting of non-negative integers. There exists another array, <text:span text:style-name="Source_20_Text"><text:span text:style-name="T2">nums3</text:span></text:span>, which contains the bitwise XOR of <text:span text:style-name="Strong_20_Emphasis"><text:span text:style-name="T1">all pairings</text:span></text:span> of integers between <text:span text:style-name="Source_20_Text"><text:span text:style-name="T2">nums1</text:span></text:span> and <text:span text:style-name="Source_20_Text"><text:span text:style-name="T2">nums2</text:span></text:span> (every integer in <text:span text:style-name="Source_20_Text"><text:span text:style-name="T2">nums1</text:span></text:span> is paired with every integer in <text:span text:style-name="Source_20_Text"><text:span text:style-name="T2">nums2</text:span></text:span> <text:span text:style-name="Strong_20_Emphasis"><text:span text:style-name="T1">exactly once</text:span></text:span>).</text:p>
      <text:p text:style-name="P5">Return<text:span text:style-name="Emphasis"><text:span text:style-name="T1"> the </text:span></text:span><text:span text:style-name="Emphasis"><text:span text:style-name="Strong_20_Emphasis"><text:span text:style-name="T1">bitwise XOR</text:span></text:span></text:span><text:span text:style-name="Emphasis"><text:span text:style-name="T1"> of all integers in </text:span></text:span><text:span text:style-name="Source_20_Text"><text:span text:style-name="T2">nums3</text:span></text:span>.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 nums1 = [2,1,3], nums2 = [10,2,5,0]</text:p>
      <text:p text:style-name="P2"><text:span text:style-name="Strong_20_Emphasis"><text:span text:style-name="T1">Output:</text:span></text:span> 13</text:p>
      <text:p text:style-name="P2"><text:span text:style-name="Strong_20_Emphasis"><text:span text:style-name="T1">Explanation:</text:span></text:span></text:p>
      <text:p text:style-name="P4">A possible nums3 array is [8,0,7,2,11,3,4,1,9,1,6,3].</text:p>
      <text:p text:style-name="P3">The bitwise XOR of all these numbers is 13, so we return 13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 nums1 = [1,2], nums2 = [3,4]</text:p>
      <text:p text:style-name="P2"><text:span text:style-name="Strong_20_Emphasis"><text:span text:style-name="T1">Output:</text:span></text:span> 0</text:p>
      <text:p text:style-name="P2"><text:span text:style-name="Strong_20_Emphasis"><text:span text:style-name="T1">Explanation:</text:span></text:span></text:p>
      <text:p text:style-name="P4">All possible pairs of bitwise XORs are nums1[0] ^ nums2[0], nums1[0] ^ nums2[1], nums1[1] ^ nums2[0],</text:p>
      <text:p text:style-name="P4">and nums1[1] ^ nums2[1].</text:p>
      <text:p text:style-name="P4">Thus, one possible nums3 array is [2,5,1,6].</text:p>
      <text:p text:style-name="P3">2 ^ 5 ^ 1 ^ 6 = 0, so we return 0.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1 &lt;= nums1.length, nums2.length &lt;= </text:span></text:span><text:span text:style-name="Source_20_Text"><text:span text:style-name="T2"><draw:frame draw:style-name="fr1" draw:name="Object1" text:anchor-type="as-char" svg:y="-0.2161in" svg:width="0.4154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7"><text:span text:style-name="Source_20_Text"><text:span text:style-name="T2">0 &lt;= nums1[i], nums2[j] &lt;= 10</text:span></text:span><text:span text:style-name="Source_20_Text"><text:span text:style-name="T1">9</text:span></text:span></text:p>
        </text:list-item>
      </text:list>
      <text:p text:style-name="Text_20_body"/>
      <text:h text:style-name="P1" text:outline-level="1">2425. Bitwise XOR of All Pairings</text:h>
      <text:p text:style-name="P8">/*</text:p>
      <text:p text:style-name="P8"><text:s text:c="4"/><text:span text:style-name="T5">XOR properties</text:span></text:p>
      <text:p text:style-name="P8"><text:s text:c="4"/>Time comp<text:span text:style-name="T3">l</text:span>exity: O(n+m)=O(n)</text:p>
      <text:p text:style-name="P8"><text:s text:c="4"/>Space complexity: O()</text:p>
      <text:p text:style-name="P8">*/</text:p>
      <text:p text:style-name="P8">class Solution {</text:p>
      <text:p text:style-name="P8"><text:s text:c="4"/>public:</text:p>
      <text:p text:style-name="P8"><text:s text:c="8"/>int xorAllNums(std::vector&lt;int&gt;&amp; nums1, std::vector&lt;int&gt;&amp; nums2){</text:p>
      <text:p text:style-name="P8"><text:s text:c="12"/>auto solve=[&amp;](std::vector&lt;int&gt;&amp;A)-&gt;int{</text:p>
      <text:p text:style-name="P8"><text:s text:c="16"/>int ans=0;</text:p>
      <text:p text:style-name="P8"><text:s text:c="16"/>for(auto&amp; e: A) ans^=e;</text:p>
      <text:p text:style-name="P8"><text:s text:c="16"/>return ans;</text:p>
      <text:p text:style-name="P8"><text:s text:c="12"/>};</text:p>
      <text:p text:style-name="P8"/>
      <text:p text:style-name="P8"><text:s text:c="12"/>int n=nums1.size();</text:p>
      <text:p text:style-name="P8"><text:s text:c="12"/>int m=nums2.size();</text:p>
      <text:p text:style-name="P8"><text:s text:c="12"/></text:p>
      <text:p text:style-name="P8"><text:s text:c="12"/>if(n%2==0 &amp;&amp; m%2==0) return 0;</text:p>
      <text:p text:style-name="P8"><text:s text:c="12"/>if(n%2==1 &amp;&amp; m%2==1) return solve(nums1)^solve(nums2);</text:p>
      <text:p text:style-name="P8"><text:s text:c="12"/>if(n%2==0) return solve(nums1);</text:p>
      <text:p text:style-name="P8"><text:s text:c="12"/>return solve(nums2);</text:p>
      <text:p text:style-name="P8"><text:s text:c="8"/>}</text:p>
      <text:p text:style-name="P8"><text:s text:c="4"/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7:41:11.968131998</meta:creation-date>
    <dc:date>2025-01-16T18:42:22.799228033</dc:date>
    <meta:editing-duration>PT50M54S</meta:editing-duration>
    <meta:editing-cycles>1</meta:editing-cycles>
    <meta:document-statistic meta:table-count="0" meta:image-count="0" meta:object-count="1" meta:page-count="2" meta:paragraph-count="43" meta:word-count="214" meta:character-count="1542" meta:non-whitespace-character-count="1179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